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60"/>
          <table:table-cell table:number-columns-repeated="9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6:59:22.784350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23T17:23:42.157904163</dc:date>
    <meta:editing-duration>PT9H14M40S</meta:editing-duration>
    <meta:editing-cycles>79</meta:editing-cycles>
    <meta:generator>LibreOffice/6.2.8.2$Linux_X86_64 LibreOffice_project/20$Build-2</meta:generator>
    <meta:document-statistic meta:table-count="24" meta:cell-count="777" meta:object-count="0"/>
  </office:meta>
</office:document-meta>
</file>